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914,043,438,179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833,869,641,68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784,060,430,240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765,572,770,634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892,167,986,71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877,172,824,534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838,923,319,919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905,270,626,332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847,380,859,016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871,518,638,049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51,869,997,864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48,558,887,541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33,955,269,898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85,348,181,516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58,380,081,545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80,070,360,702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73,861,980,071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31,586,852,369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17,479,337,444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47,049,523,049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38,008,220,395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16,812,740,004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50,490,196,07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17:53.514557570</dc:date>
    <meta:editing-duration>PT5H9M18S</meta:editing-duration>
    <meta:editing-cycles>119</meta:editing-cycles>
    <meta:generator>LibreOffice/7.2.6.2$Linux_X86_64 LibreOffice_project/20$Build-2</meta:generator>
    <meta:document-statistic meta:table-count="1" meta:cell-count="48" meta:object-count="0"/>
  </office:meta>
</office:document-meta>
</file>